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Did “Stack Overflow” Become Evil</text:p>
      <text:p text:style-name="Standard"/>
      <text:p text:style-name="Standard">The “Stack Overflow” platform has become evil. The main purpose of the platform was to share knowledge with people and to bring light into darkness, but the modern version of “StackOverflow.com” is only shutting people's mouths and makes money.</text:p>
      <text:p text:style-name="Standard"/>
      <text:p text:style-name="Standard">Questions and even helpful answers to questions are often downvoted for no reason. Moreover, the System justifies the cruelty of its members. There is a special page created by owners of the platform to which all the truth-seeking people are redirected. This page justifies evil not only in the platform, but also in the Internet. The page can be found at the following link.</text:p>
      <text:p text:style-name="Standard"/>
      <text:p text:style-name="P1">Why isn't it required to provide comments/feedback for downvotes, and why are proposals suggesting this so negatively received?</text:p>
      <text:p text:style-name="Standard"><text:a xlink:type="simple" xlink:href="https://meta.stackoverflow.com/questions/357436/why-isnt-it-required-to-provide-comments-feedback-for-downvotes-and-why-are-pr" office:name="https://meta.stackoverflow.com/questions/357436/why-isnt-it-required-to-provide-comments-feedback-for-downvotes-and-why-are-pr" text:style-name="Internet_20_link" text:visited-style-name="Visited_20_Internet_20_Link">https://meta.stackoverflow.com/questions/357436/why-isnt-it-required-to-provide-comments-feedback-for-downvotes-and-why-are-pr</text:a></text:p>
      <text:p text:style-name="Standard"/>
      <text:p text:style-name="Standard">Questions and discontent about this situation arises in different parts of the Internet. A lot of people start seeing the truth and asking questions which are uncomfortable for the money-makers.</text:p>
      <text:p text:style-name="Standard"/>
      <text:p text:style-name="P1">Why is Stack Overflow so overwhelmingly hostile?</text:p>
      <text:p text:style-name="Standard"><text:a xlink:type="simple" xlink:href="https://quora.com/Why-is-Stack-Overflow-so-overwhelmingly-hostile" text:style-name="Internet_20_link" text:visited-style-name="Visited_20_Internet_20_Link">https://quora.com/Why-is-Stack-Overflow-so-overwhelmingly-hostile</text:a></text:p>
      <text:p text:style-name="Standard"/>
      <text:p text:style-name="P1">Has Stack Overflow Become An Antipattern?</text:p>
      <text:p text:style-name="Standard"><text:a xlink:type="simple" xlink:href="https://dev.to/codemouse92/has-stackoverflow-become-an-antipattern-3icb" text:style-name="Internet_20_link" text:visited-style-name="Visited_20_Internet_20_Link">https://dev.to/codemouse92/has-stackoverflow-become-an-antipattern-3icb</text:a></text:p>
      <text:p text:style-name="Standard"/>
      <text:p text:style-name="P1">Why do people in stackoverflow downvote everything?</text:p>
      <text:p text:style-name="Standard"><text:a xlink:type="simple" xlink:href="https://www.reddit.com/r/learnprogramming/comments/7yq9mn/why_do_people_in_stackoverflow_downvote_everything/" text:style-name="Internet_20_link" text:visited-style-name="Visited_20_Internet_20_Link">https://www.reddit.com/r/learnprogramming/comments/7yq9mn/why_do_people_in_stackoverflow_downvote_everything/</text:a></text:p>
      <text:p text:style-name="Standard"/>
      <text:p text:style-name="P1">Random downvoting for no reason</text:p>
      <text:p text:style-name="Standard"><text:a xlink:type="simple" xlink:href="https://meta.stackoverflow.com/questions/289631/random-downvoting-for-no-reason" text:style-name="Internet_20_link" text:visited-style-name="Visited_20_Internet_20_Link">https://meta.stackoverflow.com/questions/289631/random-downvoting-for-no-reason</text:a></text:p>
      <text:p text:style-name="Standard"/>
      <text:p text:style-name="P1">Why is the culture on Stack Overflow so downvote happy?</text:p>
      <text:p text:style-name="Standard"><text:a xlink:type="simple" xlink:href="https://www.quora.com/Why-is-the-culture-on-Stack-Overflow-so-downvote-happy" text:style-name="Internet_20_link" text:visited-style-name="Visited_20_Internet_20_Link">https://www.quora.com/Why-is-the-culture-on-Stack-Overflow-so-downvote-happy</text:a></text:p>
      <text:p text:style-name="Standard"/>
      <text:p text:style-name="P1">How do we avoid downvotes without a comment? </text:p>
      <text:p text:style-name="Standard"><text:a xlink:type="simple" xlink:href="https://meta.stackoverflow.com/questions/261173/how-do-we-avoid-downvotes-without-a-comment" text:style-name="Internet_20_link" text:visited-style-name="Visited_20_Internet_20_Link">https://meta.stackoverflow.com/questions/261173/how-do-we-avoid-downvotes-without-a-comment</text:a></text:p>
      <text:p text:style-name="Standard"/>
      <text:p text:style-name="P1">How to deal with downvotes without any explanation</text:p>
      <text:p text:style-name="Standard"><text:a xlink:type="simple" xlink:href="https://meta.stackexchange.com/questions/152174/how-to-deal-with-downvotes-without-any-explanation" text:style-name="Internet_20_link" text:visited-style-name="Visited_20_Internet_20_Link">https://meta.stackexchange.com/questions/152174/how-to-deal-with-downvotes-without-any-explanation</text:a></text:p>
      <text:p text:style-name="Standard"/>
      <text:p text:style-name="Standard">The administration of Stack Overflow platform continues to close uncomfortable questions and shut people's mouths.</text:p>
      <text:p text:style-name="Standard"/>
      <text:p text:style-name="P2">2023-04-24</text:p>
      <text:p text:style-name="P2">Planet Earth (SOL-III)</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24T15:14:40.06</meta:creation-date>
    <dc:date>2023-04-24T15:31:08.77</dc:date>
    <meta:editing-duration>PT14M26S</meta:editing-duration>
    <meta:editing-cycles>15</meta:editing-cycles>
    <meta:generator>OpenOffice/4.1.14$Win32 OpenOffice.org_project/4114m1$Build-9811</meta:generator>
    <meta:document-statistic meta:table-count="0" meta:image-count="0" meta:object-count="0" meta:page-count="1" meta:paragraph-count="23" meta:word-count="235" meta:character-count="2158"/>
  </office:meta>
</office:document-meta>
</file>